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66b3" fo:font-size="9pt" style:font-size-asian="9pt" style:font-size-complex="9pt"/>
    </style:style>
    <style:style style:name="P2" style:family="paragraph" style:parent-style-name="Standard">
      <style:paragraph-properties fo:line-height="150%"/>
      <style:text-properties fo:font-size="9pt" style:font-size-asian="9pt" style:font-size-complex="9pt"/>
    </style:style>
    <style:style style:name="P3" style:family="paragraph" style:parent-style-name="Standard">
      <style:paragraph-properties fo:line-height="150%"/>
      <style:text-properties fo:font-size="9pt" officeooo:paragraph-rsid="001d7542" style:font-size-asian="9pt" style:font-size-complex="9pt"/>
    </style:style>
    <style:style style:name="P4" style:family="paragraph" style:parent-style-name="Standard">
      <style:paragraph-properties fo:line-height="150%"/>
      <style:text-properties fo:font-size="9pt" style:font-size-asian="9pt" style:font-size-complex="9pt"/>
    </style:style>
    <style:style style:name="P5" style:family="paragraph" style:parent-style-name="Standard">
      <style:paragraph-properties fo:line-height="150%"/>
      <style:text-properties fo:font-size="9pt" officeooo:paragraph-rsid="001d7542" style:font-size-asian="9pt" style:font-size-complex="9pt"/>
    </style:style>
    <style:style style:name="P6" style:family="paragraph" style:parent-style-name="Standard">
      <style:paragraph-properties fo:line-height="150%"/>
      <style:text-properties fo:font-size="9pt" officeooo:rsid="00225c11" officeooo:paragraph-rsid="00225c11" style:font-size-asian="9pt" style:font-size-complex="9pt"/>
    </style:style>
    <style:style style:name="T1" style:family="text">
      <style:text-properties officeooo:rsid="001d7542"/>
    </style:style>
    <style:style style:name="T2" style:family="text">
      <style:text-properties fo:color="#0066b3" officeooo:rsid="001d7542"/>
    </style:style>
    <style:style style:name="T3" style:family="text">
      <style:text-properties officeooo:rsid="001ef3a3"/>
    </style:style>
    <style:style style:name="T4" style:family="text">
      <style:text-properties officeooo:rsid="001f1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</text:p>
      <text:p text:style-name="P2"><text:s text:c="4"/>core</text:p>
      <text:p text:style-name="P2"><text:s text:c="8"/>models</text:p>
      <text:p text:style-name="P2"><text:s text:c="8"/>services</text:p>
      <text:p text:style-name="P2"><text:s text:c="4"/>shared</text:p>
      <text:p text:style-name="P2"><text:s text:c="8"/>navigationComponent</text:p>
      <text:p text:style-name="P2"><text:s text:c="8"/>userMenuComponent - prawy gorny rog z pamperkiem</text:p>
      <text:p text:style-name="P1"><text:s text:c="8"/>trainingListComponent – dumb, </text:p>
      <text:p text:style-name="P1"><text:s text:c="8"/>trainingTileComponent – dumb</text:p>
      <text:p text:style-name="P1"><text:s text:c="8"/><text:span text:style-name="T1">excerciseTileComponent - dumb</text:span></text:p>
      <text:p text:style-name="P2"><text:s text:c="4"/>login modul</text:p>
      <text:p text:style-name="P2"><text:s text:c="8"/>pages</text:p>
      <text:p text:style-name="P2"><text:s text:c="16"/>loginRegisterComponent</text:p>
      <text:p text:style-name="P2"><text:s text:c="4"/>home modul</text:p>
      <text:p text:style-name="P2"><text:s text:c="8"/>pages</text:p>
      <text:p text:style-name="P2"><text:s text:c="12"/>welcome</text:p>
      <text:p text:style-name="P2"><text:s text:c="16"/>welcomeComponent - stary home. kazdy taki component ma navigation ktory jest w sidnavie, czyli w kazdym comp <text:span text:style-name="T3">(pozaloginem) </text:span>jest sidenav i w nim comp na<text:span text:style-name="T3">v</text:span>iation-app ---- <text:span text:style-name="T4">nieeeeeee – przemyslec to – w app-component sidenav i w nim navi</text:span></text:p>
      <text:p text:style-name="P2"><text:s text:c="4"/>trainings modul</text:p>
      <text:p text:style-name="P2"><text:s text:c="8"/>pages</text:p>
      <text:p text:style-name="P2"><text:s text:c="12"/>mytrainings</text:p>
      <text:p text:style-name="P3"><text:s text:c="16"/>myTrainingsComponent – smart <text:span text:style-name="T1">(</text:span><text:span text:style-name="T2">trainingListComponent, trainingTileComponent</text:span><text:span text:style-name="T1">)</text:span></text:p>
      <text:p text:style-name="P6"><text:tab/>myTrainingsToolbar</text:p>
      <text:p text:style-name="P6"><text:tab/>addTrainingDialog</text:p>
      <text:p text:style-name="P2"><text:s text:c="12"/>training</text:p>
      <text:p text:style-name="P2"><text:s text:c="16"/>trainingComponent - smart – kalędorz</text:p>
      <text:p text:style-name="P6"><text:tab/>trainingToolbar</text:p>
      <text:p text:style-name="P6"><text:tab/>addSessionDialog</text:p>
      <text:p text:style-name="P2"><text:s text:c="12"/>session</text:p>
      <text:p text:style-name="P3"><text:s text:c="16"/>sessionComponent – smart <text:span text:style-name="T1">(</text:span><text:span text:style-name="T2">excerciseTileComponent</text:span><text:span text:style-name="T1">)</text:span></text:p>
      <text:p text:style-name="P6"><text:tab/>sessionToolbar</text:p>
      <text:p text:style-name="P6"><text:tab/>addExcerciseDialog</text:p>
      <text:p text:style-name="P2"><text:s text:c="4"/>myAccount modul</text:p>
      <text:p text:style-name="P2"><text:s text:c="8"/>pages</text:p>
      <text:p text:style-name="P2"><text:s text:c="12"/>myAccountComponent</text:p>
      <text:p text:style-name="P2"><text:s text:c="4"/>mytrainers modul</text:p>
      <text:p text:style-name="P2"><text:s text:c="8"/>pages</text:p>
      <text:p text:style-name="P2"><text:s text:c="12"/>mytrainers</text:p>
      <text:p text:style-name="P2"><text:s text:c="4"/>myClients modul</text:p>
      <text:p text:style-name="P2"><text:s text:c="8"/>pages</text:p>
      <text:p text:style-name="P2"><text:s text:c="12"/>myCLients</text:p>
      <text:p text:style-name="P2"><text:s text:c="16"/>myClientsComponent – <text:span text:style-name="T1">smart</text:span></text:p>
      <text:p text:style-name="P2"><text:tab/> <text:s text:c="3"/><text:span text:style-name="T1">myClientListComponent – dumb</text:span></text:p>
      <text:p text:style-name="P2"><text:tab/> <text:s text:c="3"/><text:span text:style-name="T1">myClientTileComponent - dumb</text:span></text:p>
      <text:p text:style-name="P2"><text:s text:c="12"/>clientstranings</text:p>
      <text:p text:style-name="P3"><text:s text:c="16"/>clientsTrainingsComponent – smart <text:span text:style-name="T1">(</text:span><text:span text:style-name="T2">trainingListComponent, trainingTileComponent</text:span><text:span text:style-name="T1">)</text:span></text:p>
      <text:p text:style-name="P2"><text:s text:c="12"/>clientsraining</text:p>
      <text:p text:style-name="P2"><text:soft-page-break/><text:s text:c="16"/>trainingComponent – <text:span text:style-name="T1">smart - kalędorz</text:span></text:p>
      <text:p text:style-name="P2"><text:s text:c="12"/>clientssession</text:p>
      <text:p text:style-name="P3"><text:s text:c="16"/>sessionComponent – smart <text:span text:style-name="T1">(</text:span><text:span text:style-name="T2">excerciseTileComponent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21:42:55.357027287</meta:creation-date>
    <dc:date>2022-11-17T21:35:28.536004506</dc:date>
    <meta:editing-duration>PT52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20" meta:character-count="1581" meta:non-whitespace-character-count="1081"/>
  </office:meta>
</office:document-meta>
</file>